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792in" fo:break-before="auto" fo:break-after="auto" table:align="left" fo:keep-with-next="auto" style:may-break-between-rows="false" table:border-model="collapsing"/>
    </style:style>
    <style:style style:name="Table3.A" style:family="table-column">
      <style:table-column-properties style:column-width="0.9215in"/>
    </style:style>
    <style:style style:name="Table3.B" style:family="table-column">
      <style:table-column-properties style:column-width="1.5785in"/>
    </style:style>
    <style:style style:name="Table3.C" style:family="table-column">
      <style:table-column-properties style:column-width="4.4792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3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3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9792in" fo:break-before="auto" fo:break-after="auto" table:align="left" fo:keep-with-next="auto" style:may-break-between-rows="false" table:border-model="collapsing"/>
    </style:style>
    <style:style style:name="Table1.A" style:family="table-column">
      <style:table-column-properties style:column-width="0.9215in"/>
    </style:style>
    <style:style style:name="Table1.B" style:family="table-column">
      <style:table-column-properties style:column-width="1.5785in"/>
    </style:style>
    <style:style style:name="Table1.C" style:family="table-column">
      <style:table-column-properties style:column-width="4.479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1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1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" style:family="table">
      <style:table-properties style:width="6.9792in" fo:break-before="auto" fo:break-after="auto" table:align="left" fo:keep-with-next="auto" style:may-break-between-rows="false" table:border-model="collapsing"/>
    </style:style>
    <style:style style:name="Table2.A" style:family="table-column">
      <style:table-column-properties style:column-width="0.9215in"/>
    </style:style>
    <style:style style:name="Table2.B" style:family="table-column">
      <style:table-column-properties style:column-width="1.5785in"/>
    </style:style>
    <style:style style:name="Table2.C" style:family="table-column">
      <style:table-column-properties style:column-width="4.479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2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6.9792in" fo:break-before="auto" fo:break-after="auto" table:align="left" fo:keep-with-next="auto" style:may-break-between-rows="false" table:border-model="collapsing"/>
    </style:style>
    <style:style style:name="Table4.A" style:family="table-column">
      <style:table-column-properties style:column-width="0.9215in"/>
    </style:style>
    <style:style style:name="Table4.B" style:family="table-column">
      <style:table-column-properties style:column-width="1.5785in"/>
    </style:style>
    <style:style style:name="Table4.C" style:family="table-column">
      <style:table-column-properties style:column-width="4.4792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4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6.9792in" fo:break-before="auto" fo:break-after="auto" table:align="left" fo:keep-with-next="auto" style:may-break-between-rows="false" table:border-model="collapsing"/>
    </style:style>
    <style:style style:name="Table5.A" style:family="table-column">
      <style:table-column-properties style:column-width="0.9215in"/>
    </style:style>
    <style:style style:name="Table5.B" style:family="table-column">
      <style:table-column-properties style:column-width="1.5785in"/>
    </style:style>
    <style:style style:name="Table5.C" style:family="table-column">
      <style:table-column-properties style:column-width="4.4792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c0c0c0" fo:padding="0.0382in" fo:border-left="0.05pt solid #000000" fo:border-right="none" fo:border-top="0.05pt solid #000000" fo:border-bottom="2pt solid #000000" style:writing-mode="page">
        <style:background-image/>
      </style:table-cell-properties>
    </style:style>
    <style:style style:name="Table5.B1" style:family="table-cell">
      <style:table-cell-properties style:vertical-align="" fo:background-color="#c0c0c0" fo:padding="0.0382in" fo:border-left="0.05pt solid #000000" fo:border-right="0.05pt solid #000000" fo:border-top="0.05pt solid #000000" fo:border-bottom="2pt solid #000000" style:writing-mode="page">
        <style:background-image/>
      </style:table-cell-properties>
    </style:style>
    <style:style style:name="Table5.A2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5.B2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fo:font-style="normal" officeooo:rsid="0070cada" officeooo:paragraph-rsid="0054fe9c" style:font-style-asian="normal" style:font-style-complex="normal"/>
    </style:style>
    <style:style style:name="P6" style:family="paragraph" style:parent-style-name="Text_20_body">
      <style:text-properties fo:font-style="normal" officeooo:rsid="006d661a" officeooo:paragraph-rsid="0054fe9c" style:font-style-asian="normal" style:font-style-complex="normal"/>
    </style:style>
    <style:style style:name="P7" style:family="paragraph" style:parent-style-name="Text_20_body">
      <style:text-properties fo:font-style="normal" officeooo:rsid="006f4351" officeooo:paragraph-rsid="00565ab3" style:font-style-asian="normal" style:font-style-complex="normal"/>
    </style:style>
    <style:style style:name="P8" style:family="paragraph" style:parent-style-name="Text_20_body">
      <style:text-properties officeooo:rsid="00568b16" officeooo:paragraph-rsid="00565ab3"/>
    </style:style>
    <style:style style:name="P9" style:family="paragraph" style:parent-style-name="Text_20_body">
      <style:text-properties officeooo:rsid="00568b16" officeooo:paragraph-rsid="005b84ac"/>
    </style:style>
    <style:style style:name="P10" style:family="paragraph" style:parent-style-name="Text_20_body">
      <style:text-properties officeooo:paragraph-rsid="00565ab3"/>
    </style:style>
    <style:style style:name="P11" style:family="paragraph" style:parent-style-name="Text_20_body">
      <style:text-properties officeooo:paragraph-rsid="005b84ac"/>
    </style:style>
    <style:style style:name="P12" style:family="paragraph" style:parent-style-name="DocText">
      <style:text-properties officeooo:rsid="0070cada" officeooo:paragraph-rsid="0054fe9c"/>
    </style:style>
    <style:style style:name="P13" style:family="paragraph" style:parent-style-name="DocText">
      <style:text-properties fo:font-style="normal" officeooo:rsid="006d661a" officeooo:paragraph-rsid="00565ab3" style:font-style-asian="normal" style:font-style-complex="normal"/>
    </style:style>
    <style:style style:name="P14" style:family="paragraph" style:parent-style-name="DocText">
      <style:text-properties officeooo:paragraph-rsid="005a457a"/>
    </style:style>
    <style:style style:name="P15" style:family="paragraph" style:parent-style-name="DocCaption">
      <style:text-properties officeooo:paragraph-rsid="00565ab3"/>
    </style:style>
    <style:style style:name="P16" style:family="paragraph" style:parent-style-name="DocCaption">
      <style:text-properties officeooo:paragraph-rsid="005b84ac"/>
    </style:style>
    <style:style style:name="P17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68b16" officeooo:paragraph-rsid="00565ab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8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68b16" officeooo:paragraph-rsid="005b84a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19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71c84" officeooo:paragraph-rsid="00565ab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0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71c84" officeooo:paragraph-rsid="005b84ac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1" style:family="paragraph" style:parent-style-name="DocHeading2">
      <style:text-properties officeooo:rsid="00568b16" officeooo:paragraph-rsid="00565ab3"/>
    </style:style>
    <style:style style:name="P22" style:family="paragraph" style:parent-style-name="DocHeading2">
      <style:text-properties officeooo:rsid="00568b16" officeooo:paragraph-rsid="005b84ac"/>
    </style:style>
    <style:style style:name="P23" style:family="paragraph" style:parent-style-name="DocHeading2">
      <style:text-properties officeooo:paragraph-rsid="00565ab3"/>
    </style:style>
    <style:style style:name="P24" style:family="paragraph" style:parent-style-name="DocHeading2">
      <style:text-properties officeooo:rsid="00565ab3" officeooo:paragraph-rsid="00565ab3"/>
    </style:style>
    <style:style style:name="P25" style:family="paragraph" style:parent-style-name="DocHeading2">
      <style:text-properties officeooo:paragraph-rsid="005b84ac"/>
    </style:style>
    <style:style style:name="P26" style:family="paragraph" style:parent-style-name="Text_20_body">
      <style:text-properties fo:font-style="normal" officeooo:rsid="006d661a" officeooo:paragraph-rsid="0054fe9c" style:font-style-asian="normal" style:font-style-complex="normal"/>
    </style:style>
    <style:style style:name="P27" style:family="paragraph" style:parent-style-name="Text_20_body">
      <style:text-properties style:text-position="0% 100%" style:font-name="Garamond" fo:font-style="normal" officeooo:rsid="005a457a" officeooo:paragraph-rsid="005a457a" style:font-style-asian="normal" style:font-style-complex="normal"/>
    </style:style>
    <style:style style:name="P28" style:family="paragraph" style:parent-style-name="Text_20_body">
      <style:text-properties officeooo:rsid="005b84ac" officeooo:paragraph-rsid="005b84ac"/>
    </style:style>
    <style:style style:name="P29" style:family="paragraph" style:parent-style-name="Text_20_body">
      <style:text-properties officeooo:paragraph-rsid="005ebdd7"/>
    </style:style>
    <style:style style:name="P30" style:family="paragraph" style:parent-style-name="Text_20_body">
      <style:text-properties officeooo:paragraph-rsid="005fa177"/>
    </style:style>
    <style:style style:name="P31" style:family="paragraph" style:parent-style-name="DocNumList">
      <style:text-properties officeooo:rsid="0070cada" officeooo:paragraph-rsid="0054fe9c"/>
    </style:style>
    <style:style style:name="P32" style:family="paragraph" style:parent-style-name="DocCode">
      <style:text-properties officeooo:rsid="00565ab3" officeooo:paragraph-rsid="00565ab3"/>
    </style:style>
    <style:style style:name="P33" style:family="paragraph" style:parent-style-name="DocCode">
      <style:text-properties officeooo:rsid="005b84ac" officeooo:paragraph-rsid="005b84ac"/>
    </style:style>
    <style:style style:name="P34" style:family="paragraph" style:parent-style-name="DocCaption">
      <style:text-properties officeooo:paragraph-rsid="005ebdd7"/>
    </style:style>
    <style:style style:name="P35" style:family="paragraph" style:parent-style-name="DocCaption">
      <style:text-properties officeooo:paragraph-rsid="005fa177"/>
    </style:style>
    <style:style style:name="P36" style:family="paragraph" style:parent-style-name="DocText">
      <style:text-properties fo:font-style="normal" officeooo:rsid="006d661a" officeooo:paragraph-rsid="00565ab3" style:font-style-asian="normal" style:font-style-complex="normal"/>
    </style:style>
    <style:style style:name="P37" style:family="paragraph" style:parent-style-name="DocText">
      <style:text-properties fo:font-style="normal" officeooo:rsid="006d661a" officeooo:paragraph-rsid="005b84ac" style:font-style-asian="normal" style:font-style-complex="normal"/>
    </style:style>
    <style:style style:name="P38" style:family="paragraph" style:parent-style-name="DocText">
      <style:text-properties fo:font-style="normal" officeooo:rsid="006d661a" officeooo:paragraph-rsid="005ebdd7" style:font-style-asian="normal" style:font-style-complex="normal"/>
    </style:style>
    <style:style style:name="P39" style:family="paragraph" style:parent-style-name="DocText">
      <style:text-properties fo:font-style="normal" officeooo:rsid="006d661a" officeooo:paragraph-rsid="005fa177" style:font-style-asian="normal" style:font-style-complex="normal"/>
    </style:style>
    <style:style style:name="P40" style:family="paragraph" style:parent-style-name="DocText">
      <style:text-properties style:text-position="0% 100%" style:font-name="Garamond" fo:font-style="normal" officeooo:rsid="005a457a" officeooo:paragraph-rsid="005a457a" style:font-style-asian="normal" style:font-style-complex="normal"/>
    </style:style>
    <style:style style:name="P41" style:family="paragraph" style:parent-style-name="DocText">
      <style:text-properties officeooo:rsid="005b84ac" officeooo:paragraph-rsid="005b84ac"/>
    </style:style>
    <style:style style:name="P42" style:family="paragraph" style:parent-style-name="DocText">
      <style:text-properties officeooo:rsid="00729cb3" officeooo:paragraph-rsid="0054fe9c"/>
    </style:style>
    <style:style style:name="P43" style:family="paragraph" style:parent-style-name="DocText">
      <style:text-properties officeooo:rsid="00729cb3" officeooo:paragraph-rsid="005ebdd7"/>
    </style:style>
    <style:style style:name="P44" style:family="paragraph" style:parent-style-name="DocNote">
      <style:text-properties fo:font-style="normal" officeooo:rsid="00565ab3" style:font-style-asian="normal" style:font-style-complex="normal"/>
    </style:style>
    <style:style style:name="P45" style:family="paragraph" style:parent-style-name="DocHeading3">
      <style:text-properties officeooo:rsid="005b84ac" officeooo:paragraph-rsid="005b84ac"/>
    </style:style>
    <style:style style:name="P46" style:family="paragraph" style:parent-style-name="DocHeading3">
      <style:text-properties officeooo:rsid="005b84ac" officeooo:paragraph-rsid="005ebdd7"/>
    </style:style>
    <style:style style:name="P47" style:family="paragraph" style:parent-style-name="DocHeading3">
      <style:text-properties officeooo:rsid="005b84ac" officeooo:paragraph-rsid="005fa177"/>
    </style:style>
    <style:style style:name="P48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49" style:family="paragraph" style:parent-style-name="DocHeading1">
      <style:text-properties officeooo:rsid="0054fe9c" officeooo:paragraph-rsid="0054fe9c"/>
    </style:style>
    <style:style style:name="P50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65ab3" officeooo:paragraph-rsid="00565ab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1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84c2e" officeooo:paragraph-rsid="00584c2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2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6272" officeooo:paragraph-rsid="005c6272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3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6272" officeooo:paragraph-rsid="005ebd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4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6272" officeooo:paragraph-rsid="005fa17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5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6272" officeooo:paragraph-rsid="00619fb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6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971f" officeooo:paragraph-rsid="005c971f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7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971f" officeooo:paragraph-rsid="005e4329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8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971f" officeooo:paragraph-rsid="005ebd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59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971f" officeooo:paragraph-rsid="005fa17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0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c971f" officeooo:paragraph-rsid="00619fb3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1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68b16" officeooo:paragraph-rsid="005ebd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2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68b16" officeooo:paragraph-rsid="005fa17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3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71c84" officeooo:paragraph-rsid="005ebdd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64" style:family="paragraph" style:parent-style-name="DocTableText">
      <style:paragraph-properties fo:text-align="start" style:justify-single-word="false"/>
      <style:text-properties fo:color="#000000" style:text-outline="false" style:text-line-through-style="none" style:font-name="Arial" fo:font-size="10.5pt" fo:font-style="normal" fo:text-shadow="none" style:text-underline-style="none" fo:font-weight="normal" officeooo:rsid="00571c84" officeooo:paragraph-rsid="005fa177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style:text-position="0% 100%" style:font-name="Garamond" officeooo:rsid="006f4351"/>
    </style:style>
    <style:style style:name="T4" style:family="text">
      <style:text-properties style:text-position="0% 100%" style:font-name="Garamond" fo:font-style="italic" officeooo:rsid="006f4351" style:font-style-asian="italic" style:font-style-complex="italic"/>
    </style:style>
    <style:style style:name="T5" style:family="text">
      <style:text-properties style:text-position="0% 100%" style:font-name="Garamond" fo:font-style="italic" officeooo:rsid="005a457a" style:font-style-asian="italic" style:font-style-complex="italic"/>
    </style:style>
    <style:style style:name="T6" style:family="text">
      <style:text-properties style:text-position="0% 100%" style:font-name="Garamond" fo:font-style="normal" officeooo:rsid="006f4351" style:font-style-asian="normal" style:font-style-complex="normal"/>
    </style:style>
    <style:style style:name="T7" style:family="text">
      <style:text-properties style:text-position="0% 100%" style:font-name="Garamond" fo:font-style="normal" officeooo:rsid="005a457a" style:font-style-asian="normal" style:font-style-complex="normal"/>
    </style:style>
    <style:style style:name="T8" style:family="text">
      <style:text-properties fo:font-style="normal" officeooo:rsid="005ebdd7" style:font-style-asian="normal" style:font-style-complex="normal"/>
    </style:style>
    <style:style style:name="T9" style:family="text">
      <style:text-properties officeooo:rsid="00565ab3"/>
    </style:style>
    <style:style style:name="T10" style:family="text">
      <style:text-properties officeooo:rsid="00568b16"/>
    </style:style>
    <style:style style:name="T11" style:family="text">
      <style:text-properties officeooo:rsid="00584c2e"/>
    </style:style>
    <style:style style:name="T12" style:family="text">
      <style:text-properties officeooo:rsid="005b84ac"/>
    </style:style>
    <style:style style:name="T13" style:family="text">
      <style:text-properties officeooo:rsid="005c6272"/>
    </style:style>
    <style:style style:name="T14" style:family="text">
      <style:text-properties officeooo:rsid="005e4329"/>
    </style:style>
    <style:style style:name="T15" style:family="text">
      <style:text-properties officeooo:rsid="005ebdd7"/>
    </style:style>
    <style:style style:name="T16" style:family="text">
      <style:text-properties fo:font-style="italic" officeooo:rsid="005ebdd7" style:font-style-asian="italic" style:font-style-complex="italic"/>
    </style:style>
    <style:style style:name="T17" style:family="text">
      <style:text-properties officeooo:rsid="005fa177"/>
    </style:style>
    <style:style style:name="T18" style:family="text">
      <style:text-properties officeooo:rsid="00619fb3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8"><text:title>Math Functions</text:title></text:p>
      <text:h text:style-name="P49" text:outline-level="1">Introduction</text:h>
      <text:p text:style-name="P6">In addition to the data retrieval functions, oFreq has a few mathematical functions that are commonly implemented when writing equations of motions. <text:s/>The included functions are recommended over writing your own custom functions, as these included functions were tested to ensure they work with all <text:span text:style-name="T9">capabilities of the motion models in</text:span> oFreq.</text:p>
      <text:h text:style-name="DocHeading1" text:outline-level="1">Time differential (Ddt)</text:h>
      <text:p text:style-name="P6">Equations of motion frequently involve derivatives of variables. <text:s/>This function specifically takes the time derivative of the specified variable. <text:s/>The user can specify the order of derivative and the variable that the derivative applies to, and the body that the variable applies to.</text:p>
      <text:p text:style-name="P44">In the first stage of processing, when oFreq only calculates force coefficients, the Ddt function always returns a value of 1.0.</text:p>
      <text:h text:style-name="P21" text:outline-level="2">Syntax</text:h>
      <text:p text:style-name="P8">The following example shows the syntax for implementing the function. <text:s/><text:span text:style-name="T9">The capitalization does matter (C++ distinguishes between lowercase and uppercase characters). <text:s/>Any parameters in brackets are optional.</text:span></text:p>
      <text:p text:style-name="P32">Ddt(varIn, ordIn, [bodIn])</text:p>
      <text:h text:style-name="P23" text:outline-level="2">Parameters</text:h>
      <text:p text:style-name="P10"><text:sequence-ref text:reference-format="category-and-value" text:ref-name="refTable0">Table 2.1</text:sequence-ref> <text:span text:style-name="T10">lists the input parameters.</text:span></text:p>
      <text:p text:style-name="P15"><text:span text:style-name="T10">Table </text:span><text:span text:style-name="T10"><text:sequence text:ref-name="refTable0" text:name="Table" text:formula="ooow:Table+1" style:num-format="1">2.1</text:sequence></text:span><text:span text:style-name="T10">: <text:s/>Input Parameter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17">Parameter </text:p>
              <text:p text:style-name="P17">Name</text:p>
            </table:table-cell>
            <table:table-cell table:style-name="Table3.B1" office:value-type="string">
              <text:p text:style-name="P19">Valid </text:p>
              <text:p text:style-name="P19">Range</text:p>
            </table:table-cell>
            <table:table-cell table:style-name="Table3.B1" office:value-type="string">
              <text:p text:style-name="P17">Description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7">varIn</text:p>
          </table:table-cell>
          <table:table-cell table:style-name="Table3.B2" office:value-type="string">
            <text:p text:style-name="P19">Only indexes of motion variables.</text:p>
          </table:table-cell>
          <table:table-cell table:style-name="Table3.B2" office:value-type="string">
            <text:p text:style-name="P17">The index of the variable requested.</text:p>
          </table:table-cell>
        </table:table-row>
        <table:table-row table:style-name="Table3.1">
          <table:table-cell table:style-name="Table3.A2" office:value-type="string">
            <text:p text:style-name="P50">ordIn</text:p>
          </table:table-cell>
          <table:table-cell table:style-name="Table3.B2" office:value-type="string">
            <text:p text:style-name="P50">0 to any positive order desired.</text:p>
          </table:table-cell>
          <table:table-cell table:style-name="Table3.B2" office:value-type="string">
            <text:p text:style-name="P50">The order of the derivative requested for the time derivative function.</text:p>
          </table:table-cell>
        </table:table-row>
        <table:table-row table:style-name="Table3.1">
          <table:table-cell table:style-name="Table3.A2" office:value-type="string">
            <text:p text:style-name="P50">bodIn</text:p>
          </table:table-cell>
          <table:table-cell table:style-name="Table3.B2" office:value-type="string">
            <text:p text:style-name="P50">1 to number of bodies defined.</text:p>
          </table:table-cell>
          <table:table-cell table:style-name="Table3.B2" office:value-type="string">
            <text:p text:style-name="P17"><text:span text:style-name="T11">[Optional] </text:span><text:span text:style-name="T9">The index of the body requested. <text:s/>This is relevant when the motion model gets used to calculate outputs. <text:s/></text:span></text:p>
          </table:table-cell>
        </table:table-row>
      </table:table>
      <text:p text:style-name="P13"><text:soft-page-break/></text:p>
      <text:h text:style-name="DocHeading1" text:outline-level="1">Kronecker Delta</text:h>
      <text:p text:style-name="P7">The Kronecker delta function is used with ForceCross functions to filter our any self-body references. <text:s/>The function compares two integers, and depending on whether those two integers are equal, the function will either return 0 or 1.</text:p>
      <text:h text:style-name="P21" text:outline-level="2">Syntax</text:h>
      <text:p text:style-name="P8">The following example shows the syntax for implementing the function. <text:s/><text:span text:style-name="T9">The capitalization does matter (C++ distinguishes between lowercase and uppercase characters). <text:s/>Any parameters in brackets are optional.</text:span></text:p>
      <text:p text:style-name="P32">Kronecker(var1, var2, [anti])</text:p>
      <text:h text:style-name="P23" text:outline-level="2">Parameters</text:h>
      <text:p text:style-name="P10"><text:sequence-ref text:reference-format="category-and-value" text:ref-name="refTable1">Table 3.1</text:sequence-ref> <text:span text:style-name="T10">lists the input parameters.</text:span></text:p>
      <text:p text:style-name="P15"><text:span text:style-name="T10">Table </text:span><text:span text:style-name="T10"><text:sequence text:ref-name="refTable1" text:name="Table" text:formula="ooow:Table+1" style:num-format="1">3.1</text:sequence></text:span><text:span text:style-name="T10">: <text:s/>Input Paramet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7">Parameter </text:p>
              <text:p text:style-name="P17">Name</text:p>
            </table:table-cell>
            <table:table-cell table:style-name="Table1.B1" office:value-type="string">
              <text:p text:style-name="P19">Valid </text:p>
              <text:p text:style-name="P19">Range</text:p>
            </table:table-cell>
            <table:table-cell table:style-name="Table1.B1" office:value-type="string">
              <text:p text:style-name="P17">Descrip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50">var1</text:p>
          </table:table-cell>
          <table:table-cell table:style-name="Table1.B2" office:value-type="string">
            <text:p text:style-name="P50">Any index of motion variables, body indexes, or order of derivative.</text:p>
          </table:table-cell>
          <table:table-cell table:style-name="Table1.B2" office:value-type="string">
            <text:p text:style-name="P50">The first index to compare against.</text:p>
          </table:table-cell>
        </table:table-row>
        <table:table-row table:style-name="Table1.1">
          <table:table-cell table:style-name="Table1.A2" office:value-type="string">
            <text:p text:style-name="P50">var2</text:p>
          </table:table-cell>
          <table:table-cell table:style-name="Table1.B2" office:value-type="string">
            <text:p text:style-name="P50">Any index of motion variables, body indexes, or order of derivative.</text:p>
          </table:table-cell>
          <table:table-cell table:style-name="Table1.B2" office:value-type="string">
            <text:p text:style-name="P50">The second index to compare against.</text:p>
          </table:table-cell>
        </table:table-row>
        <table:table-row table:style-name="Table1.1">
          <table:table-cell table:style-name="Table1.A2" office:value-type="string">
            <text:p text:style-name="P51">anti</text:p>
          </table:table-cell>
          <table:table-cell table:style-name="Table1.B2" office:value-type="string">
            <text:p text:style-name="P51">true or false</text:p>
          </table:table-cell>
          <table:table-cell table:style-name="Table1.B2" office:value-type="string">
            <text:p text:style-name="P51">[Optional] Parameter to determine if the function should work in its classic definition, or opposite of the classic definition. <text:s/></text:p>
            <text:p text:style-name="P51">If anti = false, the function works in the classic way.</text:p>
            <text:p text:style-name="P51">If anti = true, the function works opposite of the classic way.</text:p>
            <text:p text:style-name="P51">Default value is false.</text:p>
          </table:table-cell>
        </table:table-row>
      </table:table>
      <text:p text:style-name="P13"/>
      <text:h text:style-name="P24" text:outline-level="2">Returned Value</text:h>
      <text:p text:style-name="P27">The function can operate in two ways: <text:s/>the class definition, or opposite the classic way (anti operation).</text:p>
      <text:p text:style-name="DocText"><text:span text:style-name="T7">When the function operates in the classic sense, it will return a value of 1.0 any time var1 and var2 are equal. <text:s/></text:span><text:span text:style-name="T3">When multiplied with ForceCross functions, this term would effectively filter to only return values for cases when the ForceCross term asked for variables from its own body.</text:span></text:p>
      <text:p text:style-name="DocText"><text:span text:style-name="T3">However, in seakeeping, the opposite situation is usually the goal. <text:s/>We wish to filter for situations when the body indexes do </text:span><text:span text:style-name="T4">not </text:span><text:span text:style-name="T6">match. <text:s/>To accomplish this, the function is also equipment with an anti- parameter. <text:s/>When the anti- argument is set to true, the function performs the exact opposite of its classic definition.</text:span></text:p>
      <text:p text:style-name="P14"><text:span text:style-name="T7">In anti operation, the Kronecker delta will return a value of 1.0 any time var1 and var2 are </text:span><text:span text:style-name="T5">not</text:span><text:span text:style-name="T7"> equal.</text:span></text:p>
      <text:p text:style-name="P40"><text:soft-page-break/>Default operation is the classic sense.</text:p>
      <text:h text:style-name="DocHeading1" text:outline-level="1">Sum Function</text:h>
      <text:p text:style-name="P5">The summation function is used to add several different elements across multiple indexes. <text:s/>The important feature is that this sum function can be combined with any of the data retrieval functions in any combination. <text:s/>It can also sum across any of the following three variables:</text:p>
      <text:list xml:id="list9686361461" text:style-name="Numbering_20_1">
        <text:list-item text:start-value="1">
          <text:p text:style-name="P31">Variable index</text:p>
        </text:list-item>
        <text:list-item>
          <text:p text:style-name="P31">Body index</text:p>
        </text:list-item>
        <text:list-item>
          <text:p text:style-name="P31">Order of derivative </text:p>
        </text:list-item>
      </text:list>
      <text:p text:style-name="P12"/>
      <text:p text:style-name="P42">Sum functions can also be nested together; this allows summation across multiple indexes. <text:s/>For each iteration, the function will completely execute any function specified as its argument. <text:s/>The sum function will then add the result to its total. Final returned value is the algebraic sum of all function evaluations specified.</text:p>
      <text:p text:style-name="DocWarning"><text:span text:style-name="T15">The most important concept is that the sum function only evaluates </text:span><text:span text:style-name="T16">single functions as its input parameter</text:span><text:span text:style-name="T8">. <text:s/></text:span></text:p>
      <text:p text:style-name="P43"><text:span text:style-name="T8">You can not enter math equations or combinations of other functions. <text:s/>The Sum() function can only evaluate a singular function as an argument. <text:s/>If you have a custom math equation or combination or functions, you can always contain these within one of the built in custom functions.</text:span></text:p>
      <text:h text:style-name="P22" text:outline-level="2">Syntax</text:h>
      <text:p text:style-name="P9">The following example shows the syntax for implementing the function. <text:s/><text:span text:style-name="T9">The capitalization does matter (C++ distinguishes between lowercase and uppercase characters). <text:s/>Any parameters in brackets are optional.</text:span></text:p>
      <text:p text:style-name="P28">This function actually has multiple syntax, depending on which version you use. <text:s/>All functions use the exact same name. <text:s/>oFreq automatically determines which function you meant, based the types of input parameters.</text:p>
      <text:h text:style-name="P45" text:outline-level="3">Type 1: <text:s/>Built in Custom Function Inputs</text:h>
      <text:p text:style-name="P29"><text:span text:style-name="T15">Type 1 works when you want to reference one of the built in custom functions available in oFreq. <text:s/>You would use this whenever you have multiple terms you need to combine and hide inside a single function.</text:span></text:p>
      <text:p text:style-name="P33">Sum( FuncName, index, [from], [to])</text:p>
      <text:p text:style-name="P41"/>
      <text:h text:style-name="P45" text:outline-level="3">Type 2: <text:s/>Standard Function Inputs</text:h>
      <text:p text:style-name="P29"><text:span text:style-name="T15">Type 2 works when you have a single defined function term. <text:s/>You can use this directly in the sum function. <text:s/>Just replace the force input </text:span><text:span text:style-name="T17">parameter </text:span><text:span text:style-name="T15">with the function.</text:span></text:p>
      <text:p text:style-name="P33">Sum( force, <text:span text:style-name="T15">index, </text:span><text:span text:style-name="T17">[</text:span>from<text:span text:style-name="T17">]</text:span>, <text:span text:style-name="T17">[</text:span>to<text:span text:style-name="T17">]</text:span>)</text:p>
      <text:p text:style-name="P41"/>
      <text:h text:style-name="P45" text:outline-level="3">Type 3: <text:s/>A single value</text:h>
      <text:p text:style-name="P30"><text:span text:style-name="T17">Type 3 works when you have a single number that you want to sum. <text:s/>There is no index to specify, just a </text:span><text:soft-page-break/><text:span text:style-name="T17">defined lower limit and upper limit. <text:s/>The number does not change with each summation loop.</text:span></text:p>
      <text:p text:style-name="P33">Sum( force, from, to)</text:p>
      <text:p text:style-name="P41"/>
      <text:h text:style-name="P25" text:outline-level="2">Parameters</text:h>
      <text:h text:style-name="P45" text:outline-level="3">Type 1: <text:s/>Built in Custom Function Inputs</text:h>
      <text:p text:style-name="P11"><text:sequence-ref text:reference-format="category-and-value" text:ref-name="refTable2">Table 4.1</text:sequence-ref> <text:span text:style-name="T10">lists the input parameters, </text:span><text:span text:style-name="T12">for sum function type 1.</text:span></text:p>
      <text:p text:style-name="P16"><text:span text:style-name="T10">Table </text:span><text:span text:style-name="T10"><text:sequence text:ref-name="refTable2" text:name="Table" text:formula="ooow:Table+1" style:num-format="1">4.1</text:sequence></text:span><text:span text:style-name="T10">: <text:s/>Input Parameter</text:span><text:span text:style-name="T12">s – Sum Function Type 1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18">Parameter </text:p>
              <text:p text:style-name="P18">Name</text:p>
            </table:table-cell>
            <table:table-cell table:style-name="Table2.B1" office:value-type="string">
              <text:p text:style-name="P20">Valid </text:p>
              <text:p text:style-name="P20">Range</text:p>
            </table:table-cell>
            <table:table-cell table:style-name="Table2.B1" office:value-type="string">
              <text:p text:style-name="P18">Description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52">FuncName</text:p>
          </table:table-cell>
          <table:table-cell table:style-name="Table2.B2" office:value-type="string">
            <text:p text:style-name="P52">Any one of the names for the predefined custom functions.</text:p>
            <text:p text:style-name="P52">“Func1()”, “Func2()”, up to</text:p>
            <text:p text:style-name="P52">“Func50()”</text:p>
          </table:table-cell>
          <table:table-cell table:style-name="Table2.B2" office:value-type="string">
            <text:p text:style-name="P52">A text string input. <text:s/>This specifies the name of one of the predefined custom function inputs. <text:s/>The sum function selects the correct function based on the name you supplied.</text:p>
          </table:table-cell>
        </table:table-row>
        <table:table-row table:style-name="Table2.1">
          <table:table-cell table:style-name="Table2.A2" office:value-type="string">
            <text:p text:style-name="P52">index</text:p>
          </table:table-cell>
          <table:table-cell table:style-name="Table2.B2" office:value-type="string">
            <text:p text:style-name="P20"><text:span text:style-name="T9">“</text:span><text:span text:style-name="T13">ord”, “var”, or “bod”</text:span></text:p>
          </table:table-cell>
          <table:table-cell table:style-name="Table2.B2" office:value-type="string">
            <text:p text:style-name="P52">The index to sum against. <text:s/>A text string specifies the index.</text:p>
            <text:p text:style-name="P52">“ord” = Sum across order of derivative.</text:p>
            <text:p text:style-name="P52">“var” = Sum across variables of motion.</text:p>
            <text:p text:style-name="P52">“bod” = Sum across all bodies included.</text:p>
          </table:table-cell>
        </table:table-row>
        <table:table-row table:style-name="Table2.1">
          <table:table-cell table:style-name="Table2.A2" office:value-type="string">
            <text:p text:style-name="P56">from</text:p>
          </table:table-cell>
          <table:table-cell table:style-name="Table2.B2" office:value-type="string">
            <text:p text:style-name="P56">Integer, from the lower limit of the index specified to the maximum limit of the index specified.</text:p>
          </table:table-cell>
          <table:table-cell table:style-name="Table2.B2" office:value-type="string">
            <text:p text:style-name="P56">[Optional] <text:s/><text:span text:style-name="T14">This is the lower limit of the summation. <text:s/>If this parameter is not entered, oFreq automatically finds the bottom limit for the index specified.</text:span></text:p>
          </table:table-cell>
        </table:table-row>
        <table:table-row table:style-name="Table2.1">
          <table:table-cell table:style-name="Table2.A2" office:value-type="string">
            <text:p text:style-name="P56">to</text:p>
          </table:table-cell>
          <table:table-cell table:style-name="Table2.B2" office:value-type="string">
            <text:p text:style-name="P56">Integer, from the lower limit of the index specified to the maximum limit of the index specified.</text:p>
          </table:table-cell>
          <table:table-cell table:style-name="Table2.B2" office:value-type="string">
            <text:p text:style-name="P57">[Optional] <text:s/><text:span text:style-name="T14">This is the upper limit of the summation. <text:s/>If this parameter is not entered, oFreq automatically finds the top limit for the index specified.</text:span></text:p>
          </table:table-cell>
        </table:table-row>
      </table:table>
      <text:p text:style-name="P37"/>
      <text:h text:style-name="P46" text:outline-level="3">Type <text:span text:style-name="T15">2</text:span>: <text:s/><text:span text:style-name="T15">Standard Function inputs</text:span></text:h>
      <text:p text:style-name="P29"><text:sequence-ref text:reference-format="category-and-value" text:ref-name="refTable3">Table 4.2</text:sequence-ref> <text:span text:style-name="T10">lists the input parameters, </text:span><text:span text:style-name="T12">for sum function type </text:span><text:span text:style-name="T17">2</text:span><text:span text:style-name="T12">.</text:span></text:p>
      <text:p text:style-name="P34"><text:soft-page-break/><text:span text:style-name="T10">Table </text:span><text:span text:style-name="T10"><text:sequence text:ref-name="refTable3" text:name="Table" text:formula="ooow:Table+1" style:num-format="1">4.2</text:sequence></text:span><text:span text:style-name="T10">: <text:s/>Input Parameter</text:span><text:span text:style-name="T12">s – Sum Function Type </text:span><text:span text:style-name="T17">2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61">Parameter </text:p>
              <text:p text:style-name="P61">Name</text:p>
            </table:table-cell>
            <table:table-cell table:style-name="Table4.B1" office:value-type="string">
              <text:p text:style-name="P63">Valid </text:p>
              <text:p text:style-name="P63">Range</text:p>
            </table:table-cell>
            <table:table-cell table:style-name="Table4.B1" office:value-type="string">
              <text:p text:style-name="P61">Description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54"><text:span text:style-name="T17">force</text:span></text:p>
          </table:table-cell>
          <table:table-cell table:style-name="Table4.B2" office:value-type="string">
            <text:p text:style-name="P54"><text:span text:style-name="T17">A single function call</text:span></text:p>
          </table:table-cell>
          <table:table-cell table:style-name="Table4.B2" office:value-type="string">
            <text:p text:style-name="P54"><text:span text:style-name="T17">Function call input. <text:s/>Specifies a single function that the sum() function should evaluate for each iteration. <text:s/>The function can not contain any input arguments.</text:span></text:p>
          </table:table-cell>
        </table:table-row>
        <table:table-row table:style-name="Table4.1">
          <table:table-cell table:style-name="Table4.A2" office:value-type="string">
            <text:p text:style-name="P53">index</text:p>
          </table:table-cell>
          <table:table-cell table:style-name="Table4.B2" office:value-type="string">
            <text:p text:style-name="P63"><text:span text:style-name="T9">“</text:span><text:span text:style-name="T13">ord”, “var”, or “bod”</text:span></text:p>
          </table:table-cell>
          <table:table-cell table:style-name="Table4.B2" office:value-type="string">
            <text:p text:style-name="P53">The index to sum against. <text:s/>A text string specifies the index.</text:p>
            <text:p text:style-name="P53">“ord” = Sum across order of derivative.</text:p>
            <text:p text:style-name="P53">“var” = Sum across variables of motion.</text:p>
            <text:p text:style-name="P53">“bod” = Sum across all bodies included.</text:p>
          </table:table-cell>
        </table:table-row>
        <table:table-row table:style-name="Table4.1">
          <table:table-cell table:style-name="Table4.A2" office:value-type="string">
            <text:p text:style-name="P58">from</text:p>
          </table:table-cell>
          <table:table-cell table:style-name="Table4.B2" office:value-type="string">
            <text:p text:style-name="P58">Integer, from the lower limit of the index specified to the maximum limit of the index specified.</text:p>
          </table:table-cell>
          <table:table-cell table:style-name="Table4.B2" office:value-type="string">
            <text:p text:style-name="P58">[Optional] <text:s/><text:span text:style-name="T14">This is the lower limit of the summation. <text:s/>If this parameter is not entered, oFreq automatically finds the bottom limit for the index specified.</text:span></text:p>
          </table:table-cell>
        </table:table-row>
        <table:table-row table:style-name="Table4.1">
          <table:table-cell table:style-name="Table4.A2" office:value-type="string">
            <text:p text:style-name="P58">to</text:p>
          </table:table-cell>
          <table:table-cell table:style-name="Table4.B2" office:value-type="string">
            <text:p text:style-name="P58">Integer, from the lower limit of the index specified to the maximum limit of the index specified.</text:p>
          </table:table-cell>
          <table:table-cell table:style-name="Table4.B2" office:value-type="string">
            <text:p text:style-name="P58">[Optional] <text:s/><text:span text:style-name="T14">This is the upper limit of the summation. <text:s/>If this parameter is not entered, oFreq automatically finds the top limit for the index specified.</text:span></text:p>
          </table:table-cell>
        </table:table-row>
      </table:table>
      <text:p text:style-name="P38"/>
      <text:h text:style-name="P47" text:outline-level="3">Type <text:span text:style-name="T17">3</text:span>: <text:s/><text:span text:style-name="T17">A Single Value</text:span></text:h>
      <text:p text:style-name="P30"><text:sequence-ref text:reference-format="category-and-value" text:ref-name="refTable4">Table 4.3</text:sequence-ref> <text:span text:style-name="T10">lists the input parameters, </text:span><text:span text:style-name="T12">for sum function type </text:span><text:span text:style-name="T17">3</text:span><text:span text:style-name="T12">.</text:span></text:p>
      <text:p text:style-name="P35"><text:soft-page-break/><text:span text:style-name="T10">Table </text:span><text:span text:style-name="T10"><text:sequence text:ref-name="refTable4" text:name="Table" text:formula="ooow:Table+1" style:num-format="1">4.3</text:sequence></text:span><text:span text:style-name="T10">: <text:s/>Input Parameter</text:span><text:span text:style-name="T12">s – Sum Function Type </text:span><text:span text:style-name="T17">3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62">Parameter </text:p>
              <text:p text:style-name="P62">Name</text:p>
            </table:table-cell>
            <table:table-cell table:style-name="Table5.B1" office:value-type="string">
              <text:p text:style-name="P64">Valid </text:p>
              <text:p text:style-name="P64">Range</text:p>
            </table:table-cell>
            <table:table-cell table:style-name="Table5.B1" office:value-type="string">
              <text:p text:style-name="P62">Description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54"><text:span text:style-name="T17">force</text:span></text:p>
          </table:table-cell>
          <table:table-cell table:style-name="Table5.B2" office:value-type="string">
            <text:p text:style-name="P55"><text:span text:style-name="T18">A single complex number (double precision)</text:span></text:p>
          </table:table-cell>
          <table:table-cell table:style-name="Table5.B2" office:value-type="string">
            <text:p text:style-name="P55"><text:span text:style-name="T18">Specifies a single complex number. <text:s/>Data type should be std::complex&lt;double&gt;. <text:s/>Number does not change with each iteration.</text:span></text:p>
          </table:table-cell>
        </table:table-row>
        <table:table-row table:style-name="Table5.1">
          <table:table-cell table:style-name="Table5.A2" office:value-type="string">
            <text:p text:style-name="P59">from</text:p>
          </table:table-cell>
          <table:table-cell table:style-name="Table5.B2" office:value-type="string">
            <text:p text:style-name="P60"><text:span text:style-name="T18">Integer</text:span></text:p>
          </table:table-cell>
          <table:table-cell table:style-name="Table5.B2" office:value-type="string">
            <text:p text:style-name="P59"><text:span text:style-name="T14">This is the lower limit of the summation. <text:s/></text:span></text:p>
          </table:table-cell>
        </table:table-row>
        <table:table-row table:style-name="Table5.1">
          <table:table-cell table:style-name="Table5.A2" office:value-type="string">
            <text:p text:style-name="P59">to</text:p>
          </table:table-cell>
          <table:table-cell table:style-name="Table5.B2" office:value-type="string">
            <text:p text:style-name="P60"><text:span text:style-name="T18">Integer</text:span></text:p>
          </table:table-cell>
          <table:table-cell table:style-name="Table5.B2" office:value-type="string">
            <text:p text:style-name="P59"><text:span text:style-name="T18">T</text:span><text:span text:style-name="T14">his is the upper limit of the summation.</text:span></text:p>
          </table:table-cell>
        </table:table-row>
      </table:table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1" svg:font-family="Garamond" style:font-adornments="Italic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1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U04-0100.0020.0002_math_functions.odt</text:file-name></text:span><text:tab/> <text:a xlink:type="simple" xlink:href="http://www.dmsonline.us/"><text:span text:style-name="MT1">www.dmsonline.us</text:span></text:a><text:tab/>Page <text:page-number text:select-page="current">6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U04-0100.0020.0002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27T08:50:53</meta:creation-date>
    <meta:editing-cycles>12</meta:editing-cycles>
    <meta:editing-duration>PT39M27S</meta:editing-duration>
    <dc:description>General description of math functions implemented in a custom motion model.</dc:description>
    <dc:subject>U04-0100.0020.0002</dc:subject>
    <dc:title>Math Functions</dc:title>
    <dc:date>2014-04-27T13:17:09</dc:date>
    <meta:document-statistic meta:table-count="5" meta:image-count="0" meta:object-count="0" meta:page-count="6" meta:paragraph-count="147" meta:word-count="1393" meta:character-count="8593" meta:non-whitespace-character-count="7280"/>
    <meta:user-defined meta:name="Info 1"/>
    <meta:user-defined meta:name="Info 2"/>
    <meta:user-defined meta:name="Info 3"/>
    <meta:user-defined meta:name="Info 4"/>
  </office:meta>
</office:document-meta>
</file>